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middle"/>
      <style:text-properties style:font-name="Liberation Sans"/>
    </style:style>
    <style:style style:name="ce4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font-name="Liberation Sans"/>
    </style:style>
    <style:style style:name="ce9" style:family="table-cell" style:parent-style-name="Default">
      <style:table-cell-properties fo:wrap-option="no-wrap" style:vertical-align="middle"/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SB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oon of Moo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Entities in this map cannot prepare attacks or be targeted by prepared attacks.</text:p>
          </table:table-cell>
          <table:table-cell table:style-name="ce5" office:value-type="string" calcext:value-type="string">
            <text:p>+ When an affected Entity destroys an opposing Entity in battle: draw 1 card.</text:p>
            <text:p>- During the End Phase: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lade of Blade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During damage calculation of unprepared attacks: increase the ATK of the matched Entity by half of its original ATK.</text:p>
            <text:p>Once per turn, 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rt of Hear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 by card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ord of Lord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0/10/10</text:p>
          </table:table-cell>
          <table:table-cell table:style-name="ce4" office:value-type="string" calcext:value-type="string">
            <text:p>+MAG, -BTF</text:p>
          </table:table-cell>
          <table:table-cell table:style-name="ce5" office:value-type="string" calcext:value-type="string">
            <text:p>When this card would be destroyed: you can excavate 3 cards; place 1 excavated "Heart of Hearts" on top of your deck; negate the destruction.</text:p>
          </table:table-cell>
          <table:table-cell table:style-name="ce5" office:value-type="string" calcext:value-type="string">
            <text:p>[M] Once per turn when you apply this card's main effect: you can add 1 excavated card to your hand, except "Heart of Hearts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d of End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turn, when your "Lord of Lords" attacks your opponent directly while in "Moon of Moons" and matched to "Blade of Blades" and "Heart of Hearts": you win the gam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bin, the Androgynous Arch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Prepared attacks by this Entity cannot be negated by an opposing Entity effect.</text:p>
          </table:table-cell>
          <table:table-cell table:style-name="ce5" office:value-type="string" calcext:value-type="string">
            <text:p>[M] This Entity cannot be attacked by Entities with full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ild Enigmor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4/11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 can destroy your "Wild Enigmorph Token"; Effect Play this card in its place.</text:p>
            <text:p>When this card is destroyed in battle: play 1 "Wild Enigmorph Token" (MOB/1/1/1/1) in its place.</text:p>
          </table:table-cell>
          <table:table-cell table:style-name="ce5" office:value-type="string" calcext:value-type="string">
            <text:p>[M] Once per turn: you can return a matched Object to your hand; this card gains an extra attack this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entle Giant Robo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2/12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attacked: you can target your other Entity; it attacks the attacking Entity first.</text:p>
          </table:table-cell>
          <table:table-cell table:style-name="ce5" office:value-type="string" calcext:value-type="string">
            <text:p>[M] While at full HP: this card's LV is treated as being 2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retty Plume Drak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5/8/8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recovers HP: you can Effect Play 1 "Pretty Plume Drake".</text:p>
          </table:table-cell>
          <table:table-cell table:style-name="ce5" office:value-type="string" calcext:value-type="string">
            <text:p>[M] When this card is destroyed: you can 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attery Vamp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6/5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opponent uses a CON Entity effect: you can Effect Play this card; negate the effect.</text:p>
            <text:p>When your opponent uses an effect to draw cards: you can Effect Play this card; negate the effect; draw 1 card.</text:p>
          </table:table-cell>
          <table:table-cell table:style-name="ce5" office:value-type="string" calcext:value-type="string">
            <text:p>[M] Once per turn: you can inflict 5 damage to 1 CON Entity; you can recover 5 HP to your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pirit of the Spr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16/4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you can inflict damage to this card up to its current HP - 1; recover HP to your Entity by the damage this card took.</text:p>
          </table:table-cell>
          <table:table-cell table:style-name="ce5" office:value-type="string" calcext:value-type="string">
            <text:p>[M] The containing Map is treated as being MAG in addition to its actual subtyp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Walled City of Haja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have their DEF increased by 3.</text:p>
          </table:table-cell>
          <table:table-cell table:style-name="ce5" office:value-type="string" calcext:value-type="string">
            <text:p>+ Once per turn: you can match a destroyed Object to an affected Entity of the same subtype.</text:p>
            <text:p>- Affected Entities cannot be matched to objects. During the Effect Phase: destroy all Objects matched to affected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equestered Sho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contained Entity not matched to an Object; excavate cards equal to its level; match 1 excavated Object to the Entity; shuffle your deck.</text:p>
          </table:table-cell>
          <table:table-cell table:style-name="ce5" office:value-type="string" calcext:value-type="string">
            <text:p>+ When an opposing Entity attacks an affected Entity: that opposing Entity cannot attack on your opponent's next turn.</text:p>
            <text:p>- When an affected Entity takes battle damage: it cannot attack on your next tur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Windmill Castl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, when a contained CON Entity would have its effect negated: you can discard 1 card; negate the negation.</text:p>
          </table:table-cell>
          <table:table-cell table:style-name="ce5" office:value-type="string" calcext:value-type="string">
            <text:p>+ When an affected Entity is destroyed: you can draw 1 card.</text:p>
            <text:p>- When an affected entity is destroyed: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loodstained Hil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is destroyed in battle: you can play 1 "Blood Token" (LEG/1/1/0/0) in its place.</text:p>
            <text:p>Once per turn: you can destroy "Blood Token"s; excavate 3 cards; you can Effect Play 1 excavated Entity of a LV equal to or less than the number of destroyed "Blood Token"s.</text:p>
          </table:table-cell>
          <table:table-cell table:style-name="ce5" office:value-type="string" calcext:value-type="string">
            <text:p>+ Once per turn: you can destroy 1 of your "Blood Token"s; 1 affected entity can prepare and declare an attack this turn.</text:p>
            <text:p>- Affected entities cannot prepare attack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byssal Moo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an opposing entity attacks an entity in this map and your entity has more ATK than the opposing entity's DEF: you can destroy both entities.</text:p>
          </table:table-cell>
          <table:table-cell table:style-name="ce5" office:value-type="string" calcext:value-type="string">
            <text:p>+ When an affected Entity destroys an opposing entity in battle: it can prepare an attack.</text:p>
            <text:p>- Affected Entities cannot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inial of the Faithfu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ile there is at least 1 contained Entity: your non-contained Entities cannot be attacked.</text:p>
          </table:table-cell>
          <table:table-cell table:style-name="ce5" office:value-type="string" calcext:value-type="string">
            <text:p>+ During your Effect Phase: affected Entities recover 2 HP.</text:p>
            <text:p>- During your Effect Phase: affected Entities take 2 damag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oyal Standard Shield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Unprepared attacks against the matched Entity inflict 2 less damage. Prepared attacks against the matched entity inflict 5 less damag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nel's Blessing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matched Entity's unprepared attacks inflict 4 more damage.</text:p>
            <text:p>When the matched Entity is destroyed in battle: you can match this card to your MOB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rc Circui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Entity has its ATK increased by the combined levels of your CON Entities.</text:p>
            <text:p>When this card is destroyed: you can search for 1 "Arc Circuit"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rbital Shard Storm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that is preparing an attack: the attacked Entity stops preparing its attack.</text:p>
            <text:p>The matched Entity's prepared attacks inflict 4 more damag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Grasping Glov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with a matched Object: you can add that Object to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Blinding Halo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 The secondary subtype of the matched non-AST Entity becomes AS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olarity Shif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Entities have their Advantages and Disadvantages swapp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ason for Reven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destroyed in battle. Effect Play 1 Entity that shares a subtype with, and has LV equal to or less than the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odebound Maiden Chivaler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6/11/9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Once per turn, while your opponent controls at least 1 Entity: you can claim 1 Prize Token.</text:p>
            <text:p>When this card attacks a target with less ATK than it: destroy this card.</text:p>
          </table:table-cell>
          <table:table-cell table:style-name="ce5" office:value-type="string" calcext:value-type="string">
            <text:p>[M] Once per turn, when this card would be destroyed by its effect: you can discard one "Codebound"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Codebound Maiden Axiomatil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7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Your "Codebound" cards cannot be destroyed by card effects, except for "Codebound" card effects.</text:p>
          </table:table-cell>
          <table:table-cell table:style-name="ce5" office:value-type="string" calcext:value-type="string">
            <text:p>[M] This card's ATK is increased by the combined LV of your "Codebound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odebound Maiden Oath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5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ile in play: this card's LV is treated as being 2.</text:p>
          </table:table-cell>
          <table:table-cell table:style-name="ce5" office:value-type="string" calcext:value-type="string">
            <text:p>[M] Once per turn: you can destroy one card matched to your "Codebound" Entity; you can search for 1 "Codebound" card per LV of that Entity (max. 3); you cannot claim a Prize Token or start your Battle Phase this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odebound Maiden Promiscil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6/6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your "Codebound Maiden" Entity is destroyed: you can Effect Play this card.</text:p>
          </table:table-cell>
          <table:table-cell table:style-name="ce5" office:value-type="string" calcext:value-type="string">
            <text:p>[M] Once per turn: you can add 1 of your destroyed "Codebound" cards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ospel, Codebound Ste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8/4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ile you control "Codebound Maiden Chivalerie" or "Chivalerie, Exalted Codebound Paladin": you can Effect Play this card.</text:p>
            <text:p>When "Codebound Maiden Chivalerie" or "Chivalerie, Exalted Codebound Paladin" would be targeted for an attack: this card is targeted instead.</text:p>
          </table:table-cell>
          <table:table-cell table:style-name="ce5" office:value-type="string" calcext:value-type="string">
            <text:p>[M] Once per turn: you can search for 1 FIG Objec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hivalerie, Exalted Codebound Paladi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AST</text:p>
          </table:table-cell>
          <table:table-cell table:style-name="ce4" office:value-type="string" calcext:value-type="string">
            <text:p>5/16/13/13</text:p>
          </table:table-cell>
          <table:table-cell table:style-name="ce4" office:value-type="string" calcext:value-type="string">
            <text:p>+MAG, +BTF, -WLD</text:p>
          </table:table-cell>
          <table:table-cell table:style-name="ce5" office:value-type="string" calcext:value-type="string">
            <text:p>This card cannot be Direct Played. This card can only be Effect Played via "Exaltation of the Steadfast".</text:p>
            <text:p>Once per turn, while your opponent controls at least 1 entity: You can claim 1 Prize Token.</text:p>
            <text:p>When this card destroys a target with less ATK than it: destroy this card.</text:p>
          </table:table-cell>
          <table:table-cell table:style-name="ce5" office:value-type="string" calcext:value-type="string">
            <text:p>[M] When this card inflicts battle damage to an Entity with more ATK than it: destroy that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Lance of Branded Vengean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attacked by Entities with less ATK than it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word of Sacred Sanc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</text:p>
            <text:p>The matched Entity's ATK is increased by 2.</text:p>
            <text:p>When the matched Entity attacks a HAU entity: target it; during the End Phase: destroy the target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altation of the Steadf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estroy your "Codebound Maiden Chivalerie"; Effect Play "Chivalerie, Exalted Codebound Paladin".</text:p>
            <text:p>When "Chivalerie, Exalted Codebound Paladin" is destroyed in battle: end the Battle Phase; destroy this card; you can discard 1 "Codebound" card; draw 1 card.</text:p>
            <text:p/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Codebound Enforce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Codebound" Entity with no matched object; Match 1 "Lance of Branded Vengeance" or "Sword of Sacred Sanction" from your deck to the targe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orpseed Barrowillow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3/1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During your End Phase: recover 1 HP to this card per destroyed Entity of yours.</text:p>
          </table:table-cell>
          <table:table-cell table:style-name="ce5" office:value-type="string" calcext:value-type="string">
            <text:p>[M] Once per turn when an opposing Entity makes an attack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orpseed Hawthornoo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"Corpseed" Entity is destroyed: you can Effect Play this card.</text:p>
            <text:p>When this card is played: you can search for 1 "Corpseed" card; during the End Phase: return this card to your hand.</text:p>
          </table:table-cell>
          <table:table-cell table:style-name="ce5" office:value-type="string" calcext:value-type="string">
            <text:p>[M] Once per turn when you search for a card: you can discard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orpseed Deep-Sea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destroy 1 LV 1 MOB Entity in your deck; return 1 opposing card to the hand.</text:p>
          </table:table-cell>
          <table:table-cell table:style-name="ce5" office:value-type="string" calcext:value-type="string">
            <text:p>[M] Your "Corpseed" Entities are unaffected by the effects of opposing Maps and Even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orpseed Mummahog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 can destroy 1 LV 1 MOB Entity in your deck; Effect Play this card.</text:p>
            <text:p>You can destroy this card; match this card to an opposing Entity as a HAU Object with the following effect: the effects of the matched Entity are negated and it cannot prepare attacks.</text:p>
          </table:table-cell>
          <table:table-cell table:style-name="ce5" office:value-type="string" calcext:value-type="string">
            <text:p>[M] Once per turn: you can shuffle 2 destroyed Entities into your deck; destroy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Corpseed Necromangrov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3/13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add 1 destroyed "Corpseed" card to your hand.</text:p>
            <text:p>Your "Corpseed" Entities are unaffected by the effects of opposing Entities.</text:p>
          </table:table-cell>
          <table:table-cell table:style-name="ce5" office:value-type="string" calcext:value-type="string">
            <text:p>[M] Your "Corpseed" Entities are treated as being matched to a HAU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Corpseed Grave Gard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 when your "Corpseed" Entity is destroyed: you can Effect Play it in this map; its effects are negated until the End Phase.</text:p>
          </table:table-cell>
          <table:table-cell table:style-name="ce5" office:value-type="string" calcext:value-type="string">
            <text:p>+ Once per turn: you can destroy 1 affected Entity; return its matched Objects to the hand.</text:p>
            <text:p>- Once per turn: shuffle 1 affected Entity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orpseed Leaf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Once per turn when an Entity in your deck is destroyed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Corpseed Flow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ATK of the matched "Corpseed" Entity is increased by 1 per destroyed Entity of your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orpseed Comp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any number of your destroyed "Corpseed" cards; shuffle them into the deck; excavate cards equal to the number of targets; add excavated "Corpseed" cards to your hand (max. 3)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Excarved Guar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7/15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Once per turn, when an opposing Entity attacks your Entity: you can change the target to this card.</text:p>
          </table:table-cell>
          <table:table-cell table:style-name="ce5" office:value-type="string" calcext:value-type="string">
            <text:p>[M] This card cannot be destroyed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Excarved Scou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8/7/6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ile you control no Entities: you can Effect Play this card; during the End Phase: return this card to your hand.</text:p>
            <text:p>When this card takes damage: you can destroy it; Effect Play 1 'Excarved' Entity.</text:p>
          </table:table-cell>
          <table:table-cell table:style-name="ce5" office:value-type="string" calcext:value-type="string">
            <text:p>[M] You can destroy 1 matched Object; search for 1 "Excarved"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Excarved Soldi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12/8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destroys an Entity in battle: you can excavate a number of cards equal to this card's LV; add 1 excavated "Excarved" card to your hand.</text:p>
          </table:table-cell>
          <table:table-cell table:style-name="ce5" office:value-type="string" calcext:value-type="string">
            <text:p>[M] When this card is destroyed in battle: you can Effect Play 1 "Excarved Soldier" in this card's place, retaining its matched Obj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Excarved Engin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4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Matched Objects are treated as being matched to all "Excarved" Entities in the same Map.</text:p>
            <text:p>Once per turn: you can discard 1 CON Entity; add 1 of your destroyed "Excarved" Entities to your hand.</text:p>
          </table:table-cell>
          <table:table-cell table:style-name="ce5" office:value-type="string" calcext:value-type="string">
            <text:p>[M] Once per turn: you can excavate a number of cards equal to this card's LV; add 1 excavated "Excarved" card to your hand. You cannot use this effect on the turn you use this card's main effec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Excarved Medic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2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Once per turn: you can recover 2 HP per LV of this card to your "Excarved" Entity.</text:p>
          </table:table-cell>
          <table:table-cell table:style-name="ce5" office:value-type="string" calcext:value-type="string">
            <text:p>[M] Once per turn, when your "Excarved" Entity would be destroyed: you can discard 1 card; negate the destruction; it recovers 2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Excarved Excavation Sit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xcavate a number of cards equal to the number of Entities in this map; add 1 excavated "Excarved" card to your hand.</text:p>
          </table:table-cell>
          <table:table-cell table:style-name="ce5" office:value-type="string" calcext:value-type="string">
            <text:p>+ The effects of affected Entities cannot be negated.</text:p>
            <text:p>- The effects of affected Entities are nega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Excarved Power C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"Excarved" Entity's LV is increased by 2.</text:p>
            <text:p>You can discard this card; search for 1 "Excarved"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Under-Cut Excarve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Excarved Excavation Site". While there are no objects matched to your "Excarved" Entities: you can match 1 CON Object to your "Excarved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irycheer Dan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Rada".</text:p>
          </table:table-cell>
          <table:table-cell table:style-name="ce5" office:value-type="string" calcext:value-type="string">
            <text:p>[M] This card cannot be destroyed in battl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airycheer Ra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7/9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Sara".</text:p>
          </table:table-cell>
          <table:table-cell table:style-name="ce5" office:value-type="string" calcext:value-type="string">
            <text:p>[M] This card cannot be destroyed by the effects of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Fairycheer Sa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9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Dana".</text:p>
          </table:table-cell>
          <table:table-cell table:style-name="ce5" office:value-type="string" calcext:value-type="string">
            <text:p>[M] This card cannot be destroyed by the effects of opposing Maps, Objects, or Even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Fairycheer Picass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11/11/11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via "Tree of Happiness".</text:p>
            <text:p>When this card is played: you can search for 1 "Fairycheer" card, except "Fairycheer Picasso".</text:p>
            <text:p>This card cannot be destroyed by battle.</text:p>
            <text:p>When this card would be destroyed by a card effect: you can discard 1 "Fairycheer" card or destroy 1 of your "Cheer Counter"s; negate the destruction.</text:p>
          </table:table-cell>
          <table:table-cell table:style-name="ce5" office:value-type="string" calcext:value-type="string">
            <text:p>[M] Once per turn, during your Draw Phase: you can shuffle the card you drew back into your deck; draw 1 card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Fairysphe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r contained "Fairycheer" Entities' effects apply to all your "Fairycheer" Entities in "Fairysphere".</text:p>
          </table:table-cell>
          <table:table-cell table:style-name="ce5" office:value-type="string" calcext:value-type="string">
            <text:p>+ When an affected Entity attacks: you can search for 1 card of the same name.</text:p>
            <text:p>- When an affected Entity is attacked: destroy 1 card of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Tree of Happin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ach of your "Fairycheer" "Dana", "Rada", and "Sara"; Effect Play "Fairycheer Picasso" from your han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Endearing Dance of Fairyche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 play a "Fairycheer" Entity: put "Cheer Counter"s on this card equal to its base LV. </text:p>
            <text:p>Once per turn: you can destroy 3 "Cheer Counter"s on this card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op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en your LV 2 or higher "Baroneph" Entity is attacked: this card can prepare an attack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Stratus, Viscoun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6/7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search for 1 LV 3 or lower "Baroneph" Entity.</text:p>
            <text:p>While "Stratus, Viscount of Baroneph" is destroyed: The LV requirement for Direct Playing "Baroneph" Entities is decreased by 1.</text:p>
          </table:table-cell>
          <table:table-cell table:style-name="ce5" office:value-type="string" calcext:value-type="string">
            <text:p>[M] Once per turn: you can change 1 matched Object to be matched to your LV 3 or higher "Baroneph"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Mesos, Marqui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8/10/8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"Lord Atmos, the Drifting Deus of Baroneph" cannot be attacked or destroyed by opposing card effects.</text:p>
            <text:p>This card's DEF is increased by the total ATK of your "Knight of Baroneph" Entities.</text:p>
            <text:p>When your "Knight of Baroneph" Entity is destroyed: you can search for 1 "Knight of Baroneph" Entity.</text:p>
          </table:table-cell>
          <table:table-cell table:style-name="ce5" office:value-type="string" calcext:value-type="string">
            <text:p>[M] Once per turn: you can change 1 matched Object to be matched to your LV 4 or higher "Baroneph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Thermus, Duke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4/9/9/12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Once per turn: you can return 1 opposing card to the hand.</text:p>
            <text:p>When this card is destroyed: you can Effect Play 1 LV 3 or lower "Baroneph" Entity.</text:p>
          </table:table-cell>
          <table:table-cell table:style-name="ce5" office:value-type="string" calcext:value-type="string">
            <text:p>[M] Once per turn: you can change 1 matched Object to be matched to your "Lord Atmos, the Drifting Deus of Baroneph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Lord Atmos, the Drifting Deu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5/15/15/12</text:p>
          </table:table-cell>
          <table:table-cell table:style-name="ce4" office:value-type="string" calcext:value-type="string">
            <text:p>+STL</text:p>
          </table:table-cell>
          <table:table-cell table:style-name="ce5" office:value-type="string" calcext:value-type="string">
            <text:p>When this card is Direct Played: you can search for 1 "Meteor Crown of Baroneph".</text:p>
          </table:table-cell>
          <table:table-cell table:style-name="ce5" office:value-type="string" calcext:value-type="string">
            <text:p>[M] Once per turn: you can destroy 1 opposing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Floating Kingdom of Baroneph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.</text:p>
            <text:p>While this card is empty: you can Effect Play 1 LV 3 or lower "Baroneph" Entity in this map; you cannot Direct Play an Entity the turn you use this effect.</text:p>
            <text:p>Once per turn: you can destroy 1 empty opposing Map.</text:p>
          </table:table-cell>
          <table:table-cell table:style-name="ce5" office:value-type="string" calcext:value-type="string">
            <text:p>+ When an affected Entity is destroyed in battle: end the Battle Phase.</text:p>
            <text:p>- When an affected entity is destroyed in battle: this Battle Phase: the attacking Entity can attack aga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Meteor Crown of Barone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a matched "Baroneph" Entity is destroyed: your opponent does not claim a Prize Token; you can match this card to your "Baroneph" Entity, otherwise: destroy all card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Baroneph Coron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do not control "Lord Atmos, the Drifting Deus of Baroneph". Target 2 of your "Baroneph" Entities; Effect Play "Lord Atmos, the Drifting Deus of Baroneph" from your deck. During the End Phase, while "Meteor Crown of Baroneph" is not matched to it: destroy it and destroy this car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Speleolunker Sabal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9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estroyed by Map effects.</text:p>
            <text:p>This card's ATK is increased by 1 for each "Spelunk Counter" on the containing Map.</text:p>
            <text:p>Once per turn: you can put 1 "Spelunk Counter" on the containing Map.</text:p>
          </table:table-cell>
          <table:table-cell table:style-name="ce5" office:value-type="string" calcext:value-type="string">
            <text:p>[M] When this card is destroyed in battle: the attacking Entity takes damage equal to the number of "Spelunk Counter"s on the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Speleolunker Kal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2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in battle: during the End Phase: you can Effect Play this card.</text:p>
            <text:p>While "Speleolunker Kalch" is not in your hand: you can add this destroyed card of yours to your hand.</text:p>
            <text:p>Once per turn: you can put 1 "Spelunk Counter" on the containing Map.</text:p>
          </table:table-cell>
          <table:table-cell table:style-name="ce5" office:value-type="string" calcext:value-type="string">
            <text:p>[M] You can destroy 1 "Spelunk Counter" on the containing Map; return this card and its matched Objects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peleolunker Siegne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5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by a card effect: during the End Phase: you can Effect Play this card.</text:p>
            <text:p>When your "Speleolunker" Entity, other than "Speleolunker Siegnes", uses a card effect: you can put 1 "Spelunk Counter" on the containing Map.</text:p>
          </table:table-cell>
          <table:table-cell table:style-name="ce5" office:value-type="string" calcext:value-type="string">
            <text:p>[M] When a "Speleolunker" Entity, other than "Speleolunker Siegnes", uses a card effect: this card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peleolunker Lash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8/4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this card is Direct Played: excavate 1 card for every card in your hand; you can Effect Play 1 excavated LV 1 "Speleolunker" Entity in the containing map, otherwise: you can return this card to your hand.</text:p>
            <text:p>Once per turn: you can add 1 "Spelunk Counter" on the containing Map.</text:p>
          </table:table-cell>
          <table:table-cell table:style-name="ce5" office:value-type="string" calcext:value-type="string">
            <text:p>[M] When this card is destroyed by a card effect: you can search for 1 "Speleolunker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peleolunker Brame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Once per turn: You can discard 1 "Speleolunker Cavern" card; search for 1 LV 1 "Speleolunker" Entity.</text:p>
            <text:p>Once per turn: you can put 1 "Spelunk Counter" on the containing Map.</text:p>
          </table:table-cell>
          <table:table-cell table:style-name="ce5" office:value-type="string" calcext:value-type="string">
            <text:p>[M] When your "Speleolunker" Entity would be destroyed: you can destroy "Spelunk Counter"s on the containing Map equal to its LV; negate the destruction; once per turn: you can destroy another of your "Speleolunker" Entities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Deepspeleolunker Nibodia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2/1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irect Played. This card can only be Effect Played by destroying 3 "Spelunk Counter"s on your Map. This card cannot be destroyed by Map effects. Once per turn: you can destroy 2 "Spelunk Counter"s on the containing Map; this Battle Phase: this card gains an extra attack. Once per turn: you can put 1 "Spelunk Counter" on the containing Map.</text:p>
          </table:table-cell>
          <table:table-cell table:style-name="ce5" office:value-type="string" calcext:value-type="string">
            <text:p>[M] When this card is destroyed: you can shuffle 1 of your destroyed LV 1 "Speleolunker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looded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"Spelunk Counter"s on this card; declare a card name; excavate cards equal to the number of counters destroyed; add the excavated card with the declared name to your hand.</text:p>
          </table:table-cell>
          <table:table-cell table:style-name="ce5" office:value-type="string" calcext:value-type="string">
            <text:p>+ When an affected Entity would be destroyed in battle: you can destroy "Spelunk Counter"s on this card equal to the Entity's LV; return the Entity to your hand instead.</text:p>
            <text:p>- You cannot negate the destruction of an affected Entity in batt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agmatic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destroy "Spelunk Counter"s equal to the number of contained Entities, otherwise: destroy 1 contained Entity.</text:p>
          </table:table-cell>
          <table:table-cell table:style-name="ce5" office:value-type="string" calcext:value-type="string">
            <text:p>+ When an affected Entity inflicts battle damage to an opposing Entity: you can destroy the opposing Entity.</text:p>
            <text:p>- When an affected entity takes battle damage: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Labyrinthine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1 "Spelunk Counter" on this card; you can search for 1 "Speleolunker Cavern" card, otherwise: you can destroy 1 "Spelunk Counter" on this card; add 1 of your destroyed "Speleolunker Cavern" cards to your hand.</text:p>
          </table:table-cell>
          <table:table-cell table:style-name="ce5" office:value-type="string" calcext:value-type="string">
            <text:p>+ When an affected Entity would be attacked: you can destroy 1 "Spelunk Counter" on this card; negate the attack.</text:p>
            <text:p>- Attacks on affected Entities are always treated as prepar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Trapped by a Cave-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Speleolunker Cavern" Maps with more "Spelunk Counter"s on it than contained cards; destroy it; excavate cards equal to the number of "Spelunk Counter"s that were on it minus the number of contained cards; add 1 excavated "Speleolunker" car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Octit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11/5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target your "Octitro" Entity; Effect Play this card.</text:p>
            <text:p>Once per turn: you can add this destroyed card of yours to your hand; discard 1 card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Octitro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7/13/7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"; Effect Play this card in its place, retaining its matched Objects.</text:p>
            <text:p>Once per turn: you can put this destroyed card of yours on top of your deck; discard 1 card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2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Octitropon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9/18/9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p"; Effect Play this card in its place, retaining its matched Objects.</text:p>
            <text:p>Once per turn: you can shuffle this destroyed card of yours into your deck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Octitropol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whose original names contain "Octitro" have Advantage. Contained non-"Octitro" Entities' names can also be treated as "Octitro".</text:p>
          </table:table-cell>
          <table:table-cell table:style-name="ce5" office:value-type="string" calcext:value-type="string">
            <text:p>+ While you control an affected Entity: your opponent cannot play RSP Events.</text:p>
            <text:p>- While you control an affected Entity: you cannot play RSP event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Octitroph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a matched Entity destroys an opposing Entity in battle: you can search for 1 "Octitro"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Octitrociou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uring this turn: the ATK of "Octitro" entities you control is doubl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Octitroup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Excavate 5 cards; Effect Play excavated "Octitro" Entities; during the End Phase: shuffle those entities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Octitropic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Octitro" entity is destroyed by battle: put it on the bottom of your deck instea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Found Phantom - Ghost Wri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: you can Effect Play 1 "Haunt Token" (HAU/1/1/0/0) on your opponent's side.</text:p>
            <text:p>While your opponent controls no Entities except "Haunt Token"s: this card can attack directly.</text:p>
            <text:p>When this card is removed from play: your opponent can discard cards; they destroy "Haunt Token"s of theirs up to the number of cards they discarded x 2.</text:p>
          </table:table-cell>
          <table:table-cell table:style-name="ce5" office:value-type="string" calcext:value-type="string">
            <text:p>[M] When an opposing Entity makes an attack: you can change the targe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Found Phantom - Spectergra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be destroyed by battle.</text:p>
            <text:p>During your opponent's End Phase, while this card has full HP: you can search for 1 "Found Phantom" Entit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Your "Found Phantom" entities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Found Phantom - Diary Dem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r opponent must show you their hand at all times.</text:p>
            <text:p>Once per turn: you can search for 1 Event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return 1 of your Entities to your hand; excavate 1 card; add the excavated "Found Phantom" card to your hand, otherwise: place it on top of your deck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Found Phantom - Lens Li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this card attacks: you can search for 1 "Found Phantom" card.</text:p>
            <text:p>During the End Phase: this card recovers 1 HP per "Haunt Token" in pla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When your "Found Phantom" card is destroyed: draw 1 card; until the End Phase: this card cannot be destroye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Found Phantom - Memoirait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3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's HP, ATK, and DEF is increased by 2 per "Haunt Token" in play.</text:p>
            <text:p>Once per turn: you can Effect Play 1 "Haunt Token" (HAU/1/1/0/0).</text:p>
            <text:p>When this card is destroyed: you can destroy "Haunt Token"s; search for "Found Phantom" cards or add your destroyed ones to your hand equal to the number of tokens you destroyed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target 1 opposing Entity with less HP than this card. Destroy it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Found Phantom's Vinyl Resting Plac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Found Phantom" Entities have Advantage.</text:p>
            <text:p>Once per turn, when a contained HAU/CON Entity would be destroyed: you can shuffle it into your deck instead.</text:p>
          </table:table-cell>
          <table:table-cell table:style-name="ce5" office:value-type="string" calcext:value-type="string">
            <text:p>+ Affected Entities cannot be damaged by prepared attacks.</text:p>
            <text:p>- When an affected Entity is hit with a prepared attack: destroy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Found Phantom's Cursed Casset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search for 1 "Found Phantom" car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Found Phantom's Abandoned Camcord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iscard this card; Effect Play 1 LV 1 "Found Phantom" Entity.</text:p>
            <text:p>When the matched Entity is destroyed: this card can remain in play and can be matched to another Entity in the same map; during your next End Phase, while this card is not matched to an Entity: destroy this card; shuffle 1 "Found Phantom" card from your Void into your deck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Found Phantoms at the Film Festiv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target 2 of your "Found Phantom" Entities; opposing Entity effects are negated until the End Phase.</text:p>
            <text:p>When this card would be destroyed: you can destroy 1 of your "Haunt Token"s; negate the destruction.</text:p>
            <text:p>During the End Phase, while you control no "Found Phantom" Entities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Found Phantom False Debunk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when your "Found Phantom" Entity is destroyed during your opponent's turn. Move to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Eskhov, Priest of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 can destroy this card; Effect Play 1 LEG/AST "Sunburst Dragon" Entity from your hand.</text:p>
          </table:table-cell>
          <table:table-cell table:style-name="ce5" office:value-type="string" calcext:value-type="string">
            <text:p>[M] You can destroy the matched Object; search for 1 "Sunburst Dragon" Entity; return this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tras, the Red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4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Red Sunburst Dragon" card.</text:p>
            <text:p>This card's ATK is increased by 1 per opposing Entity.</text:p>
          </table:table-cell>
          <table:table-cell table:style-name="ce5" office:value-type="string" calcext:value-type="string">
            <text:p>[M] Once per turn: you can shuffle 1 of your destroyed "Sunburst Dragon" card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Freres, the Green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0/1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Green Sunburst Dragon" card.</text:p>
            <text:p>This card's ATK is increased by 2 for each opposing Object.</text:p>
          </table:table-cell>
          <table:table-cell table:style-name="ce5" office:value-type="string" calcext:value-type="string">
            <text:p>[M] Once per turn: you can destroy 1 map, object, or event your opponent control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Lyos, the Blu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2/12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Blue Sunburst Dragon" card.</text:p>
            <text:p>This card's ATK is increased by 1 per opposing Event.</text:p>
          </table:table-cell>
          <table:table-cell table:style-name="ce5" office:value-type="string" calcext:value-type="string">
            <text:p>[M] Once per turn, when an opposing Entity makes an attack: you can negate it; destroy the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ight Whit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5/10/20/2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by destroying 3 LV 3 LEG/AST "Sunburst Dragon" Entities with different names.</text:p>
            <text:p>Once per turn: You can return this card to your hand; Effect Play the Entities used for this card's Play.</text:p>
            <text:p>When this card is destroyed by card effect: you can Effect Play the destroyed cards used for this card's Play.</text:p>
          </table:table-cell>
          <table:table-cell table:style-name="ce5" office:value-type="string" calcext:value-type="string">
            <text:p>[M] Once per turn: You can destroy 1 opposing card or 1 random card in your opponent's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Tower of Sunburs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you play this card: you can search for 1 "Sunburst Dragon" Entity.</text:p>
            <text:p>Once per turn, while there are no contained Entities: you can Effect Play 1 LV 3 "Sunburst Dragon" Entity.</text:p>
          </table:table-cell>
          <table:table-cell table:style-name="ce5" office:value-type="string" calcext:value-type="string">
            <text:p>+ Once per turn: you can destroy 1 affected Entity; search for 1 "Sunburst Dragon" Entity.</text:p>
            <text:p>- During your Effect Phase: destroy the affected Entity with the highest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Sunburst Infern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each of your LEG/AST "Sunburst Dragon" Entities; destroy the targets, treating it as being destroyed by battle, but without claiming Prize Tokens; skip your next Battle Phas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Blackglass Horn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During your Effect Phase, while the matched "Sunburst Dragon" Entity is at full HP: it can prepare an attack, otherwise: the matched Entity recovers 5 HP.</text:p>
            <text:p>When this card is destroyed: you can target 1 of your destroyed LEG/AST Entities; search for 1 card with the same nam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Dark Will Dream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1/4/6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declare 1 card name; destroy 1 copy of that card in your opponent's hand.</text:p>
          </table:table-cell>
          <table:table-cell table:style-name="ce5" office:value-type="string" calcext:value-type="string">
            <text:p>[M] You can destroy this card; search for 1 LV 1 HAU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Lost Probe Uni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CON</text:p>
          </table:table-cell>
          <table:table-cell table:style-name="ce4" office:value-type="string" calcext:value-type="string">
            <text:p>1/3/8/9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en you play this card: you can search for 1 Map.</text:p>
            <text:p>Once per turn, while your opponent controls an Entity with higher ATK than this card's DEF: you can return this card to your hand.</text:p>
          </table:table-cell>
          <table:table-cell table:style-name="ce5" office:value-type="string" calcext:value-type="string">
            <text:p>[M] Once per turn, when an opposing card is destroyed: you can 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Shifty Fo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en your Entity would be destroyed by battle: you can return it to your hand; Effect Play this card in its place.</text:p>
            <text:p>Once per turn: you can discard 1 card; negate 1 opposing Entity's effects until your opponent's next End Phase.</text:p>
          </table:table-cell>
          <table:table-cell table:style-name="ce5" office:value-type="string" calcext:value-type="string">
            <text:p>[M] Once per turn, when you discard 1 or more cards: you can force your opponent to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Hero of Dragon's Sou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2/8/11/8</text:p>
          </table:table-cell>
          <table:table-cell table:style-name="ce4" office:value-type="string" calcext:value-type="string">
            <text:p>+BTF, -STL</text:p>
          </table:table-cell>
          <table:table-cell table:style-name="ce5" office:value-type="string" calcext:value-type="string">
            <text:p>While you control a LEG Entity: you can Effect Play this card.</text:p>
            <text:p>During damage calculation when this card attacks a LEG Entity: this card's ATK is increased by 5.</text:p>
          </table:table-cell>
          <table:table-cell table:style-name="ce5" office:value-type="string" calcext:value-type="string">
            <text:p>[M] When this card prepares an attack while your opponent controls a LEG Entity: this card can attack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Mechime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CON</text:p>
          </table:table-cell>
          <table:table-cell table:style-name="ce4" office:value-type="string" calcext:value-type="string">
            <text:p>2/7/10/10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ile you control an IND Map: you can Effect Play this card.</text:p>
            <text:p>This card cannot be destroyed by opposing card effects.</text:p>
          </table:table-cell>
          <table:table-cell table:style-name="ce5" office:value-type="string" calcext:value-type="string">
            <text:p>[M] When this card inflicts battle damage to an opposing Entity: destroy 1 random card in your opponent's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Eldrix Stalk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2/19/7/2</text:p>
          </table:table-cell>
          <table:table-cell table:style-name="ce4" office:value-type="string" calcext:value-type="string">
            <text:p>+LAI, -MAG</text:p>
          </table:table-cell>
          <table:table-cell table:style-name="ce5" office:value-type="string" calcext:value-type="string">
            <text:p>While you control an AST Object: you can Effect Play this card.</text:p>
            <text:p>Once per turn: you can target 1 opposing Entity preparing an attack; destroy it; this effect cannot be negated.</text:p>
          </table:table-cell>
          <table:table-cell table:style-name="ce5" office:value-type="string" calcext:value-type="string">
            <text:p>[M] During the End Phase, while this card is in a LAI Map: this card recovers 5 HP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Lemonel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9/3/3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, when your Map, Event, or Object is destroyed: you can search for 1 card with the same name.</text:p>
          </table:table-cell>
          <table:table-cell table:style-name="ce5" office:value-type="string" calcext:value-type="string">
            <text:p>[M] When this card is destroyed: you can search for 1 "Lemonelle"; you can Effect Play it, retaining this card's matched objects; you can shuffle 1 of your destroyed Maps, Events, or Objects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Solpha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8/8/8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Once per turn: you can excavate 1 card from your opponent's deck; you can destroy it; during the End Phase: reveal 1 random card in your hand; your opponent can destroy the revealed card of the same type.</text:p>
          </table:table-cell>
          <table:table-cell table:style-name="ce5" office:value-type="string" calcext:value-type="string">
            <text:p>[M] When you use this card's main effect: you can excavate 1 card; add the excavated card of the same type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Malevolent Block Puzz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3/10/0/16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an effect is activated, other than the effect of "Malevolent Block Puzzle": place 1 "Block Counter" on this card.</text:p>
            <text:p>When there are 10 "Block Counter"s on this card: destroy all "Block Counter"s on this card; draw 2 cards.</text:p>
          </table:table-cell>
          <table:table-cell table:style-name="ce5" office:value-type="string" calcext:value-type="string">
            <text:p>[M] When you activate an effect, other than the effect of "Malevolent Block Puzzle": this card recovers 3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x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7/17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 while you control no Events: you can Effect Play this card in an empty Map.</text:p>
            <text:p>While this card has not made any attacks since it was Played: this card cannot be attacked.</text:p>
          </table:table-cell>
          <table:table-cell table:style-name="ce5" office:value-type="string" calcext:value-type="string">
            <text:p>[M] You can shuffle this card and its matched Object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Face Porta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16/4/12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During the End Phase: you can target 1 Entity that was Effect Played this turn; destroy it.</text:p>
          </table:table-cell>
          <table:table-cell table:style-name="ce5" office:value-type="string" calcext:value-type="string">
            <text:p>[M] This entity cannot be destroyed by opposing card effect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hain Angel Fur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7/12/12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is played: target 1 opposing Entity; it cannot attack; its DEF is reduced by half.</text:p>
          </table:table-cell>
          <table:table-cell table:style-name="ce5" office:value-type="string" calcext:value-type="string">
            <text:p>[M] The target of this card's main effect's effect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aphazard Amb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Entities can make 1 prepared attack each; all opposing Entities stop preparing attacks; skip your next Battle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Steady Strea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your Effect Phase while you have fewer than 3 cards in your hand: draw until you have 3 cards in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nspired Assaul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making an attack; target your destroyed Entity; treat the attacking Entity as if it has the ATK of this card's target; you can discard 1 card; add this card's target to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rmistice Under Dur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control more Entities than your opponent. All Entities stop preparing attacks; both players can search for 1 Object; until your opponent's next End Phase: no Entity may make or prepare an attack; neither player can negate their opponent's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Ration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both players destroy their Objects such that they control 1 or fewer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Bitter Aftertast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using an Entity's effect. Your opponent cannot draw cards until the End Phase after their next Draw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rtographer's Note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Merri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all of your Entities recover 3 HP per each of your Entiti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Headwi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Effect Playing an Entity with 10 or more ATK. Put it on top of your opponent's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System Interrup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CTN Even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Peak Pressur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Neither player can play Entities of LV 2 or higher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Spoils of W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being destroyed in battle while matched to at least 1 Object that is subsequently destroyed. Draw 1 card per Object destroyed subsequent to the Entity's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Stack Overflow Erro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 cannot play this card.</text:p>
            <text:p>Once per turn when your card would be destroyed while this is the top card in your Void: you can return it to your hand instea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Frozen in the Fourth Dimens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this card is played: both players discard all Event cards in their hand.</text:p>
            <text:p>Neither player's Entities can use effects that begin with "once per tur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Emergency Power Suppl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CON Entity would be destroyed; negate the destruction; match this card to it as a CON Object with the following effect: "during your End Phase: discard 1 card, otherwise: destroy the matched Entity. When the matched Entity is attacked: destroy it."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Shadows of Ramp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2 to 4 of your opponent's destroyed Entities; destroy opposing cards, other than Entities, equal to the number of targets - 1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The Last Desperate Struggl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played while your opponent has claimed 7 or more Prize Tokens. During your Effect Phase: choose one of the following effects:</text:p>
            <text:p>a) discard 1 card; draw 1 card;</text:p>
            <text:p>b) you have 1 extra Direct Play this turn; or</text:p>
            <text:p>c) once before your opponent's next End Phase, you can negate the destruction of your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Adrenaline R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attacked but not destroyed; its ATK is doubled until your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lose Comba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your opponent's next End Phase: all Entities have their DEF halv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andate of Heave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Effects you activate as a result of or in response to the destruction of your Entity/ies, as well as the effects of your destroyed Entities, cannot be negated by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Appeal to Fe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attacking your Entity when your Entity has the greater ATK. Negate the attack; return the attacking Entity to the hand; no opposing Entity may attack that Entity of yours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Starfal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opponent claims 1 Prize Token; Effect Play 1 LV 1 AST Entity from your deck or play 1 AST Object from your deck; during the End Phase: destroy i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Village of the Atra M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s for Direct Playing Entities in this map is decreased by 1 per each of your CTN Events.</text:p>
          </table:table-cell>
          <table:table-cell table:style-name="ce5" office:value-type="string" calcext:value-type="string">
            <text:p>+ Affected Entities have their DEF increased by 1 per each of your CTN Events.</text:p>
            <text:p>- Affected Entities have their DEF decreased by by 1 per each of your CTN Even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Bleak Dun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, while your opponent controls 2 or more Entities: you can target 1 opposing Entity; it cannot attack contained Entities of yours until your opponent's next End Phase.</text:p>
          </table:table-cell>
          <table:table-cell table:style-name="ce5" office:value-type="string" calcext:value-type="string">
            <text:p>+ Affected LV 1 Entities cannot be returned to your hand by an opposing effect.</text:p>
            <text:p>- When an affected Entity would be returned to your hand by an opposing effect: destroy it instea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Tagata Corp. EMS No. 676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discard 1 card; excavate 3 cards; add 1 excavated card of the same type to your hand.</text:p>
          </table:table-cell>
          <table:table-cell table:style-name="ce5" office:value-type="string" calcext:value-type="string">
            <text:p>+ Affected Entities cannot be attacked by Entities of a lower LV.</text:p>
            <text:p>- Affected Entities cannot attack Entities of a lower LV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amoflaging Canop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would be attacked: you can change the target of the attack to another of your Entities.</text:p>
          </table:table-cell>
          <table:table-cell table:style-name="ce5" office:value-type="string" calcext:value-type="string">
            <text:p>+ When an affected Entity destroys an opposing Entity in battle: you can search for 1 card with the same name as that affected Entity.</text:p>
            <text:p>- When an affected Entity is destroyed by an opposing Entity: destroy 1 card in your deck with the same name as that affect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Altar of Glass and Echo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you play an Entity in this map: you can Effect Play 1 "Empty Reflection Token" (HAU/?/?/?/?) in this map with the same stats and no effects; target the Entity and the token; if one target is removed from play: destroy the other.</text:p>
          </table:table-cell>
          <table:table-cell table:style-name="ce5" office:value-type="string" calcext:value-type="string">
            <text:p>+ When an affected Entity's stats are modified, except by the effect of "Altar of Glass and Echoes": the same modification is applied to the Entity in the opposite space of your other Map.</text:p>
            <text:p>- When an affected Entity takes damage: inflict the same amount of damage to the Entity in the opposite space of your other Ma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Longtongue Da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The contained Entities' LVs are increased by 1.</text:p>
            <text:p>Once per turn: you can destroy 1 contained Entity; search for 1 Entity with the same subtypes and LV.</text:p>
          </table:table-cell>
          <table:table-cell table:style-name="ce5" office:value-type="string" calcext:value-type="string">
            <text:p>+ When an affected entity is Effect Played: its effects cannot be negated until the End Phase; you can discard 1 card; play 1 Object from your deck that shares a subtype with the affected Entity; during the End Phase: destroy it.</text:p>
            <text:p>- When an affected entity is Effect Played: its effects are negate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Seismic Boo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 use its attack to cause one of the following effects:</text:p>
            <text:p>a) all opposing Entities stop preparing attacks, or</text:p>
            <text:p>b) discard 1 card; target 1 opposing Entity; its effects are negated until your opponent's next End Phase.</text:p>
            <text:p>When the matched Entity destroys an opposing Entity: it cannot activate an effect in response to its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Keratic Coa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attacked: the attacking Entity takes damage equal to the matched Entity's DEF - the opposing Entity's DEF (min. 1).</text:p>
            <text:p>You can destroy this card; destroy 1 opposing Entity with lower DEF than the match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Plasma Tank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During the End Phase, while 2 or more cards were added to either player's hand from the deck or Void this turn: the matched Entity can prepare an attack.</text:p>
            <text:p>When the matched Entity is attacked while preparing an attack: you can destroy the matched Entity; destroy the attacking Entity; claim 1 prize toke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Cerebarri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take damage from card effects.</text:p>
            <text:p>When the matched Entity is targeted by an opposing card effect: you can return this card to your hand; negate the effect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urse of Miskai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's ATK is doubled.</text:p>
            <text:p>The matched Entity cannot prepare attacks.</text:p>
            <text:p>During your Battle Phase, while your opponent controls no Entities: destroy the matched Entity, otherwise: it must atta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Holy I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matched Entity is treated as having advantage in the containing Map.</text:p>
            <text:p>When the matched Entity is destroyed in battle: you can draw cards equal to the LV of the attacking Entity - 1 (min. 1)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Displaced Harbinger Z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HAU</text:p>
          </table:table-cell>
          <table:table-cell table:style-name="ce4" office:value-type="string" calcext:value-type="string">
            <text:p>5/13/13/13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r Entity is destroyed while you control 1 Entity: you can discard 1 card; Effect Play this card and any of your Entities that were destroyed this turn; during your next End Phase: destroy all Entities played via this effect.</text:p>
            <text:p>This destroyed card of yours can be shuffled into your deck; destroy all Entities.</text:p>
          </table:table-cell>
          <table:table-cell table:style-name="ce5" office:value-type="string" calcext:value-type="string">
            <text:p>[M] During the End Phase of the turn this card attacked: destroy the attack's target; this effect cannot be negate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gs on Whi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 in the same column; negate the effect.</text:p>
            <text:p>The effects of other cards in the same column as this card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now on Black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; negate the effect; target your card and that opposing card; the effects of the targets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ldrix Assimila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3/8/4/14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You can discard 1 card; take control of 1 opposing entity; match this card to it as a HAU object; when this card is destroyed while matched in this way: destroy the matched entity.</text:p>
          </table:table-cell>
          <table:table-cell table:style-name="ce5" office:value-type="string" calcext:value-type="string">
            <text:p>[M] This card is unaffected by the effects of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is Reverenc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5/10/0/2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When your opponent would Effect Play an Entity: you can negate the play and Effect Play this card on your opponent's side.</text:p>
            <text:p>Destroying this card in battle does not yield a Prize Token; this effect cannot be negated.</text:p>
          </table:table-cell>
          <table:table-cell table:style-name="ce5" office:value-type="string" calcext:value-type="string">
            <text:p>[M] When this card would take damage: you can return the matched Object to your hand; reduce the damage to 0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acherous Treasure Chambe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match 1 Object from your deck to a contained Entity; during the End Phase: destroy the Entity matched to that Object; destroy this empty card.</text:p>
          </table:table-cell>
          <table:table-cell table:style-name="ce5" office:value-type="string" calcext:value-type="string">
            <text:p>+ When an affected Entity battles an opposing entity not matched to an Object: you can match 1 Object matched to that affected Entity to the opposing entity.</text:p>
            <text:p>- Objects cannot be matched to affected Entities. During the End Phase: destroy your affected Entities that are matched to an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ome of Transporta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Map in your hand; return the containing Map to your hand; play the target in its place.</text:p>
            <text:p>Once per turn when the matched Entity is attacked: you can move it to your other Map; negate the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ircle of Deat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ntity and Effect Play 1 destroyed Entity belonging to the same player on their side. 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astie Tigertai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astie Mole Crick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1 MOB Entity with 5 or lower HP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en this card is attacked: you can return it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astie Horseshoe Crab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return 2 cards to the han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You can destroy the matched object; shuffle 2 of your destroyed "Beastie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astie Wolf Spid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9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Effect Play 1 LV 1 "Beastie", but its effects are negated until the next Effect Phase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uses a card effect: you can inflict 4 damage to an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stie Stag Beet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9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target up to 2 opposing cards; negate the targets' effects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This card cannot be destroyed by opposing entity effects or take damage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astie Grizzled Mant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f your cards; draw 1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would draw a card(s): reduce the number of cards they would draw by 1; draw 1 car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astie Ant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5/9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Entity; you can return 1 opposing Entity to the hand.</text:p>
            <text:p>When this card destroys an Entity in battle: you can draw 1 card.</text:p>
            <text:p>During the End Phase: you can destroy this card; Effect Play 1 LV 2 or lower destroyed "Beastie" Entity of yours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astie Grasslan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a "Beastie" Entity is played in this map: it can prepare an attack.</text:p>
            <text:p>The playing of "Beastie" Entities in this map cannot be negated.</text:p>
            <text:p>Entities in this map cannot be returned to the hand by an opposing effect.</text:p>
          </table:table-cell>
          <table:table-cell table:style-name="ce5" office:value-type="string" calcext:value-type="string">
            <text:p>+ When an affected Entity destroys an opposing Entity in battle: it recovers 5 HP.</text:p>
            <text:p>- When an opposing Entity destroys an affected Entity in battle: it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eastie Wing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ile the matched "Beastie" Entity is preparing an attack: it cannot be attacked.</text:p>
            <text:p>You can shuffle this destroyed card and 1 destroyed "Beastie" card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Beastie Swar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playing a LV 1 "Beastie" Entity. Effect Play 1 or more "Beastie" Entity/ies from your deck with the same name. When one of them is destroyed: shuffle the other/s into the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debound Sanctua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an opponent declares an attack or activates an effect: you can target 1 contained FIG "Codebound" Entity preparing an attack; negate the attack or effect; that Entity stops preparing that attack.</text:p>
          </table:table-cell>
          <table:table-cell table:style-name="ce5" office:value-type="string" calcext:value-type="string">
            <text:p>+ Affected Entities have their DEF increased by the combined LV of all opposing Entities.</text:p>
            <text:p>- Affected Entities have their DEF decreased by the combined LV of all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aised by the Codebou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4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this card is played: you can Effect Play 1 LV 1 "Codebound Maiden" Entity.</text:p>
            <text:p>While you control a "Codebound" Entity (other than "Raised by the Codebound"): this card cannot be attacked.</text:p>
          </table:table-cell>
          <table:table-cell table:style-name="ce5" office:value-type="string" calcext:value-type="string">
            <text:p>[M] You can shuffle this card and its matched Object into your deck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rpseed Cutt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matched to your "Corpseed" Entity; search for 1 copy of that Entity; you cannot play it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rpseed Rhizogene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Corpseed" Entities; shuffle 1 of your destroyed Entities into the deck; match 1 "Corpseed" Object from your deck to the targe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ESSENGER-Frame Pilot Shi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5/6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this card is played: you can add 1 of your destroyed "MESSENGER-Frame Unit" cards to your hand.</text:p>
            <text:p>While in play: this card is treated as being LV 2. 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ESSENGER-Frame Unit Victo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1/11/15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nce per turn when an opposing Entity effect is activated: you can negate the effect.</text:p>
          </table:table-cell>
          <table:table-cell table:style-name="ce5" office:value-type="string" calcext:value-type="string">
            <text:p>[M] Once per turn when an opposing attack is made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ESSENGER-Frame Pilot Fidel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not be removed from play except by destruction.</text:p>
            <text:p>When your "MESSENGER-Frame Pilot" Entity would be destroyed: you can Effect Play this card; negate the destruction.</text:p>
          </table:table-cell>
          <table:table-cell table:style-name="ce5" office:value-type="string" calcext:value-type="string">
            <text:p>[M] Once per turn: you can target this card and 1 opposing Entity; return all non-targeted Entities to the hand; destroy the matched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SSENGER-Frame Unit Matr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9/12/11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This card cannot be destroyed by the effects of opposing Entities.</text:p>
          </table:table-cell>
          <table:table-cell table:style-name="ce5" office:value-type="string" calcext:value-type="string">
            <text:p>[M] Once per turn when this card destroys an Entity matched to an Object in battle: this card attacks 1 opposing Entity, otherwise: destroy this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ESSENGER-Frame Pilot Vermi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9/10/8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 attack twice in the same turn.</text:p>
          </table:table-cell>
          <table:table-cell table:style-name="ce5" office:value-type="string" calcext:value-type="string">
            <text:p>[M] When this card is destroyed: you can Effect Play 1 "MESSENGER-Frame Pilot" Entity from your deck, except "MESSENGER-Frame Pilot Vermilion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ESSENGER-Frame Unit Alb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0/16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When this card is destroyed: you can Effect Play 1 "MESSENGER-Frame Unit" Entity.</text:p>
          </table:table-cell>
          <table:table-cell table:style-name="ce5" office:value-type="string" calcext:value-type="string">
            <text:p>[M] This card can ignore effects that would prevent it from attacking or destroying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ESSENGER-Frame Pilot Ter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6/7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 play this card: you can search for 1 "MESSENGER-Frame Unit" Entity.</text:p>
          </table:table-cell>
          <table:table-cell table:style-name="ce5" office:value-type="string" calcext:value-type="string">
            <text:p>[M] When another of your "MESSENGER-Frame Pilot" Entities is destroyed: you can return this card to your hand; during the End Phase: Effect Play this card; Effect Play 1 "MESSENGER-Frame Pilot" Entity from your deck, except "MESSENGER-Frame Pilot Terra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ESSENGER-Frame Unit Lot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8/7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ther "MESSENGER-Frame Unit" Entities in the same map as this card have their ATK increased by this card's ATK.</text:p>
          </table:table-cell>
          <table:table-cell table:style-name="ce5" office:value-type="string" calcext:value-type="string">
            <text:p>[M] This card is unaffected by opposing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ESSENGER-Frame Lunar Theat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"MESSENGER-Frame Unit" Entity destroys an opposing Entity in battle: you can add 1 destroyed "MESSENGER-Frame" card of yours to your hand.</text:p>
          </table:table-cell>
          <table:table-cell table:style-name="ce5" office:value-type="string" calcext:value-type="string">
            <text:p>+ While at full HP, Affected Entities cannot be attacked by Entities with lower ATK than them.</text:p>
            <text:p>- Affected Entities cannot attack Entities with full HP and higher ATK than them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ESSENGER-Frame Dispatc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Activate only if you do not control a "MESSENGER-Frame" Entity. Effect Play 1 "MESSENGER-Frame Unit" Entity from your deck; you cannot Direct Play "MESSENGER-Frame" Entitie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rototype Excarv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5/5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excavated: you can destroy it; search for 1 LV 2 "Excarved" Entity.</text:p>
          </table:table-cell>
          <table:table-cell table:style-name="ce5" office:value-type="string" calcext:value-type="string">
            <text:p>[M] You can shuffle this card into your deck; excavate 3 cards; add 1 excavat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Excarved Restor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of your destroyed "Excarved" Entities into your deck; excavate 5 cards; add 1 excavated "Excarved" Entity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Fairycheer's Magical Microph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 while in play: you can Effect Play 1 LV 1 "Fairycheer" Entity; match this card to that Entity.</text:p>
            <text:p>When the matched Entity is destroyed: you can match this card to your "Fairycheer"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airycheer Saves The Day!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LV of your "Fairycheer" Entities (max. 3). Destroy the targe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Slime Squish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is played: you can Effect Play 1 "Slime" Entity from your deck, except "Slime Squishy".</text:p>
          </table:table-cell>
          <table:table-cell table:style-name="ce5" office:value-type="string" calcext:value-type="string">
            <text:p>[M] When this card is destroyed in battle: end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lime Pudd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destroyed in battle.</text:p>
            <text:p>Once per turn when an opposing Entity attacks: you can change the target to this card; your opponent does not claim a Prize Token if that attack reduces this card to 0 HP.</text:p>
          </table:table-cell>
          <table:table-cell table:style-name="ce5" office:value-type="string" calcext:value-type="string">
            <text:p>[M] When this card is attacked: the attacking Entity cannot attack on your opponent's next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lime Jumb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2/20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takes damage but is not destroyed: you can destroy this card; Effect Play up to 2 LV 1 "Slime" Entities; this card's matched Objects can be matched to those Entities.</text:p>
          </table:table-cell>
          <table:table-cell table:style-name="ce5" office:value-type="string" calcext:value-type="string">
            <text:p>[M] Once per turn: you can recover 10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Slime Parfu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Once per turn: you can search for 1 "Slime" Entity.</text:p>
            <text:p>Once per turn when this card is attacked: you can negate the attack; return the attacking Entity to the hand.</text:p>
          </table:table-cell>
          <table:table-cell table:style-name="ce5" office:value-type="string" calcext:value-type="string">
            <text:p>[M] When you use this card's first main effect: you can Effect Play the search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lime Silv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5/2/1/20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Effect Played.</text:p>
            <text:p>During your Effect Phase: you can shuffle this card into your deck; claim 3 Prize Tokens.</text:p>
          </table:table-cell>
          <table:table-cell table:style-name="ce5" office:value-type="string" calcext:value-type="string">
            <text:p>[M] Once per turn when this card is attacked: you can reduce the damage taken by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lime Dunge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Slime" Entities cannot be destroyed by opposing card effects or take effect damage.</text:p>
          </table:table-cell>
          <table:table-cell table:style-name="ce5" office:value-type="string" calcext:value-type="string">
            <text:p>+ When an affected LV 1 pure LEG Entity is destroyed: you can Effect Play 1 card with the same name.</text:p>
            <text:p>- When an affected entity is destroyed: destroy 1 card with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reatest of All Slim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Slime" Entity or Effect Play 1 "Slime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lime Dol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"Slime" Entity is attacked: you can shuffle this card into the deck; reduce the damage to 0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aroneph Vassal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LV 2 or higher "Baroneph" Entity in your hand into the deck; Effect Play 1 "Baroneph" Entity of a lower LV from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umul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6/7/7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 play this card: you can Effect Play 1 LV 1 "Baroneph" Entity.</text:p>
            <text:p>This card cannot be destroyed by opposing card effects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Speleolunker's G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would be destroyed: you can return the matched Entity and this card to the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Speleolunker Surve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Once per turn: destroy 10 "Spelunk Counter"s on your "Speleolunker Cavern" Map; draw 2 card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Wishapon Com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ile you control no Entities: you can Effect Play this card.</text:p>
            <text:p>You can shuffle this card into the deck; search for 1 "Wishapon" card. 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Wishapon Mete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12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this card attacks: you can shuffle it into the deck; destroy the attack's target.</text:p>
          </table:table-cell>
          <table:table-cell table:style-name="ce5" office:value-type="string" calcext:value-type="string">
            <text:p>[M] When this card destroys an Entity in battle: you can destroy that Entity's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Wishapon Eclip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 can shuffle this card into the deck; Effect Play 1 LV 1 "Wishapon" Entity and 1 destroyed LV 1 "Wishapon" Entity, neither being "Wishapon Eclipse".</text:p>
          </table:table-cell>
          <table:table-cell table:style-name="ce5" office:value-type="string" calcext:value-type="string">
            <text:p>[M] When your opponent plays an Event: you can choose one of the following effects:</text:p>
            <text:p>a) destroy the matched Object; draw 1 card;</text:p>
            <text:p>b) negate the Event's effect;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Wishapon Auro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10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r "Wishapon" Entities cannot be destroyed by opposing card effects.</text:p>
            <text:p>When this card would be destroyed: you can shuffle it into the deck instead.</text:p>
          </table:table-cell>
          <table:table-cell table:style-name="ce5" office:value-type="string" calcext:value-type="string">
            <text:p>[M] During the End Phase: you can recover 7 HP to 1 of your "Wishapon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Wishapon Supernov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10/12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During the End Phase: you can target 1 "Wishapon" Entity you shuffled into your deck this turn; Effect Play the target.</text:p>
          </table:table-cell>
          <table:table-cell table:style-name="ce5" office:value-type="string" calcext:value-type="string">
            <text:p>[M] Once per turn when your card is removed from play: you can destroy 1 opposing card of the same typ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Wishaponstell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Wishapon" Entity; Effect Play 1 "Wishapon" Entity from your deck with the same LV but a different name in the same map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ishapon Satelli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shuffled into the deck: you can shuffle this card into the deck.</text:p>
            <text:p>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Wishapon Observ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"Wishapon" Entities have advantage in this Map.</text:p>
            <text:p>When a "Wishapon" Entity is played in this Map: you can declare 1 card type; excavate 3 cards; add 1 excavated card of the declared type to your hand; then, or otherwise: shuffle your deck.</text:p>
          </table:table-cell>
          <table:table-cell table:style-name="ce5" office:value-type="string" calcext:value-type="string">
            <text:p>+ Once per turn, you can target 1 affected Entity; the effects and attacks of the target cannot be negated until the End Phase.</text:p>
            <text:p>- Once per turn, target 1 affected Entity; it cannot attack, and its effects are negated,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ctitrology, the Study of Octitr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activating the effect of your "Octitro" Entity; add 1 destroyed "Octitro" Entity of yours to your hand; the effects of your "Octitro" Entities cannot be negated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Octitromb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nflicts battle damage to an opposing Entity; you can reduce the damage such that it inflicts at least 1 damage; inflict damage to 1 other opposing Entity equal to the amount reduced b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ound Phantom - Ink Im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 Haunt Token is destroyed: you can Effect Play this card.</text:p>
            <text:p>Once per turn, when your opponent would affect your "Found Phantom" Entity with a card effect: negate the effect.</text:p>
          </table:table-cell>
          <table:table-cell table:style-name="ce5" office:value-type="string" calcext:value-type="string">
            <text:p>[M] When this card would be destroyed: you can Effect Play 1 "Haunt Token" on your opponent's side; shuffle this card into the deck instea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ound Phantoms Shutter Shock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"Found Phantom" Entities declaring an attack; negate the attack; match this card to the attack's target as a HAU Object with the following effect: the matched Entity's name becomes "Haunt Toke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Hexperiment Mon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9/11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Entity; Effect Play this card; shuffle your deck.</text:p>
          </table:table-cell>
          <table:table-cell table:style-name="ce5" office:value-type="string" calcext:value-type="string">
            <text:p>[M] Once per turn: you can search for 1 "Hexperimen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experiment Tulp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2/2/2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Effect Play 1 excavated "Hexperiment" Entity; shuffle your deck; match this card to the Entity as a HAU Object with the following effect: the matched Entity cannot be destroyed by opposing card effects.</text:p>
            <text:p>When this card is destroyed: destroy the matched Entity.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Hexperiment Braz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declare 1 card type; excavate 3 cards; discard 1 excavated card of the declared type; Effect Play this card.</text:p>
          </table:table-cell>
          <table:table-cell table:style-name="ce5" office:value-type="string" calcext:value-type="string">
            <text:p>[M] Once per turn: you can declare 1 card type; target 1 card of the declared type in your opponent's hand; destroy 1 opposing card of the declared typ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Hexperiment Automat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6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Map or Object; Effect Play this card; shuffle your deck.</text:p>
            <text:p>This card cannot be destroyed in battle.</text:p>
            <text:p>Once per turn when an opposing attack is made: you can change the target to this card.</text:p>
          </table:table-cell>
          <table:table-cell table:style-name="ce5" office:value-type="string" calcext:value-type="string">
            <text:p>[M] During the End Phase: recover 3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Hexperiment Hybri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2 excavated cards of different types; Effect Play this card; shuffle your deck.</text:p>
            <text:p>Once per turn: you can search for 1 non-Entity "Hexperiment" card.</text:p>
          </table:table-cell>
          <table:table-cell table:style-name="ce5" office:value-type="string" calcext:value-type="string">
            <text:p>[M] When this card is destroyed: you can add 1 of your destroyed cards to your hand; shuffle 1 of your destroyed cards of a different type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experiment Chrysopoei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11/11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Once per turn when you discard 1 or more excavated cards: you can add 1 of those discarded cards to your hand.</text:p>
            <text:p>When this card is destroyed: you can Effect Play 1 of your destroyed LV 1 "Hexperiment" Entities.</text:p>
          </table:table-cell>
          <table:table-cell table:style-name="ce5" office:value-type="string" calcext:value-type="string">
            <text:p>[M] Once per turn when your opponent activates a card effect: you can negate the effect; destroy that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Hexperiment Gone Horribly Righ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Once per turn: activate in response to you Effect Playing a "Hexperiment" Entity. Match 1 HAU Object to the Entity from your deck; search for 1 "Hexperiment" card, except "Hexperiment Gone Horribly Right"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experiment Analy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Hexperiment" Entity attacks: put 1 "Result Counter" on this card.</text:p>
            <text:p>During your End Phase: excavate 1 card per "Result Counter" on this card; add 1 excavated "Hexperiment" card to your hand; shuffle your deck; destroy all "Result Counter"s on this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Hexperiment Labor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ffect Play 1 destroyed "Hexperiment" Entity of yours in this empty Map.</text:p>
          </table:table-cell>
          <table:table-cell table:style-name="ce5" office:value-type="string" calcext:value-type="string">
            <text:p>+ When an affected Entity of yours is destroyed: you can excavate 3 cards; discard 1 excavated card; add 1 excavated card of the same type to your hand; shuffle your deck.</text:p>
            <text:p>- When an affected Entity of yours is destroyed: shuffle 1 random card in your hand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Hexperimentomet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resolves its effect: you can put 1 card from your deck on top of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Up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8/10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increase the LV of one of your Entities by 1 until the End Phase.</text:p>
          </table:table-cell>
          <table:table-cell table:style-name="ce5" office:value-type="string" calcext:value-type="string">
            <text:p>[M] Once per turn: you can return 1 Entity and its matched Objects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Down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10/8/7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decrease the LV of all opposing Entities by 1 until your opponent's End Phase.</text:p>
          </table:table-cell>
          <table:table-cell table:style-name="ce5" office:value-type="string" calcext:value-type="string">
            <text:p>[M] Once per turn when your Entity would be returned to your hand: you can negate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Razed to the Grou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mall F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You can destroy this card; Effect Play 1 pure MOB Entity with more ATK than this card; it cannot attack this turn.</text:p>
          </table:table-cell>
          <table:table-cell table:style-name="ce5" office:value-type="string" calcext:value-type="string">
            <text:p>[M] Once per turn: you can search for 1 "Small Fry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Remote Storage Dimensi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Entities not in this map can have Objects matched to them in this map.</text:p>
            <text:p>When this map is destroyed: destroy all contained Objects matched to non-contained Entities except 1; add that Object to your hand.</text:p>
          </table:table-cell>
          <table:table-cell table:style-name="ce5" office:value-type="string" calcext:value-type="string">
            <text:p>+ The effects of Objects matched to affected Entities cannot be negated.</text:p>
            <text:p>- The effects of Objects matched to affected Entitie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Bedlam Je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7/0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opposing Entity; the target has its Advantage and Disadvantage swapped, and its ATK and DEF swapped.</text:p>
          </table:table-cell>
          <table:table-cell table:style-name="ce5" office:value-type="string" calcext:value-type="string">
            <text:p>[M] This card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Bedlam Mim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3/0/5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Entity; this card's stats (except for its LV) become equal to the target's stats.</text:p>
          </table:table-cell>
          <table:table-cell table:style-name="ce5" office:value-type="string" calcext:value-type="string">
            <text:p>[M] This card's match effect is the target's match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Crying Fow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r opponent would search for an Entity: you can discard this card; negate the search.</text:p>
            <text:p>While this is the only Entity in the containing Map: this card cannot be attacked.</text:p>
          </table:table-cell>
          <table:table-cell table:style-name="ce5" office:value-type="string" calcext:value-type="string">
            <text:p>[M] You can shuffle this card's matched Object into the deck; shuffle 1 opposing Entity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The Stone Bridg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ile there is only 1 contained Entity and it is not matched to an object: you can match 1 Object of the same subtype to it from your deck.</text:p>
          </table:table-cell>
          <table:table-cell table:style-name="ce5" office:value-type="string" calcext:value-type="string">
            <text:p>+ An affected Entity matched to an Object cannot be prevented from attacking or inflicting battle damage to opposing Entities.</text:p>
            <text:p>- An affected Entity matched to an Object cannot attack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Umbrella Sp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While the matched entity is preparing an attack: its DEF is increased by half its ATK.</text:p>
            <text:p>When the matched Entity is destroyed: during the End Phase: you can Effect Play 1 LV 1 Entity with the same subtyp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scape the Roo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in a Map; return the Entity that was matched to that Object to the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Volcanic Vis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, when the last Entity in this map is destroyed: Effect Play 1 Entity of a lower level in its place; it cannot be destroyed until the end of the turn.</text:p>
          </table:table-cell>
          <table:table-cell table:style-name="ce5" office:value-type="string" calcext:value-type="string">
            <text:p>+ Once per turn, when an affected Entity would be destroyed by an opposing card effect: you can negate the destruction.</text:p>
            <text:p>- During the Effect Phase: destroy 1 affected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Half-Remembered Proverb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Event effects being negated; destroy the Event; play 1 other Event from your deck; its effect cannot be negated until the end of the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Li'l Wis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3/3/9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Entity is destroyed by a card effect: you can destroy this card; destroy 1 opposing Entity.</text:p>
          </table:table-cell>
          <table:table-cell table:style-name="ce5" office:value-type="string" calcext:value-type="string">
            <text:p>[M] Once per turn when your Entity is destroyed by a card effect: you can Effect Play 1 "Li'l Wisp" from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ompassionate Succub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1/8/1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inflict damage to 1 opposing Entity up to its current HP - 1; recover HP to this Entity by the damage inflicted.</text:p>
          </table:table-cell>
          <table:table-cell table:style-name="ce5" office:value-type="string" calcext:value-type="string">
            <text:p>[M] When you use this card's main effect: that opposing Entity cannot attack until your opponent's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cornspaw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9/13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When an opposing Entity uses an effect on your Entity: you can put 1 "Scorn Counter" on this card.</text:p>
            <text:p>This card's ATK is increased by 2 per "Scorn Counter" on it.</text:p>
          </table:table-cell>
          <table:table-cell table:style-name="ce5" office:value-type="string" calcext:value-type="string">
            <text:p>[M] When this card would be destroyed by the effect of an opposing card: you can destroy "Scorn Counter"s on this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Fractal Fie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4/8/1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When this card is attacked: shuffle the attacking Entity into the deck.</text:p>
          </table:table-cell>
          <table:table-cell table:style-name="ce5" office:value-type="string" calcext:value-type="string">
            <text:p>[M] When this card is destroyed: you can Effect Play HAU Entities from your hand or Void whose total LV is equal to this card's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The Insatiab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5/23/10/10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Your opponent cannot negate destruction.</text:p>
          </table:table-cell>
          <table:table-cell table:style-name="ce5" office:value-type="string" calcext:value-type="string">
            <text:p>[M] Once per turn: you can discard 1 card; destroy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Nightmare Contag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12/7/12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All non-HAU entities in play are treated as being pure HAU.</text:p>
          </table:table-cell>
          <table:table-cell table:style-name="ce5" office:value-type="string" calcext:value-type="string">
            <text:p>[M] When this card is attacked: the attacking Entity has disadvantage in their containing Map until your next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Digital Hau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CON Entities are treated as being CON/HAU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Donning the Sheepsk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Match 1 Object in your deck to your Entity of a different subtype; while matched to that Object: it cannot attack; it is treated as being the type of the matched Object for the purposes of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Friends With One's Own Gh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Match 1 destroyed Entity of yours to another copy of the same Entity as an Object of its primary subtype with the following effect: you can destroy this card; destroy 1 opposing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Infinite Cascad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shuffle 1 of your Entities into the deck and Effect Play 1 Entity of the same level, otherwise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Psychogra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 matched to your FIG Entity; Effect Play 1 LV 1 HAU Entity in the same map. While this is the top card in your Void: that HAU Entity cannot be destroy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Enlightenment Engi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Once per turn: you can declare 1 type; excavate 1 card; add the card of the declared type to your hand; the matched entity cannot be destroyed by card effects until your opponent's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Echoing Ro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During the End Phase, if the matched Entity destroyed an opposing Entity by a card effect: you can shuffle that destroyed Entity into the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hundercatch Gauntle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your Entity is destroyed by a card effect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Pathos Rosar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ATK of the matched Entity is increased by the total level of your destroyed Entitie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Lost L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destroyed by battle.</text:p>
            <text:p>During your End Phase, if the HP of the matched Entity is 0: destroy it; excavate cards equal to the LV of the matched Entity; add 1 excavated card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Starless Se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Contained Entities cannot be affected by opposing Events.</text:p>
          </table:table-cell>
          <table:table-cell table:style-name="ce5" office:value-type="string" calcext:value-type="string">
            <text:p>+ Once per turn, when you play an Event card: 1 affected Entity gains an attack.</text:p>
            <text:p>- Once per turn, when your opponent plays an Event card: 1 affected Entity of your opponent's choice cannot attack on your next turn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UN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Aeolipale, Dragon of Rusted Wing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CON</text:p>
          </table:table-cell>
          <table:table-cell table:style-name="ce4" office:value-type="string" calcext:value-type="string">
            <text:p>4/14/14/11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You can discard 1-4 cards; Effect Play this card; place "Rust Counter"s on this card equal to the number of cards discarded.</text:p>
            <text:p>This card's LV is equal to the number of "Rust Counter"s on it.</text:p>
            <text:p>Once per turn: you can destroy or return to the hand cards up to the number of "Rust Counter"s on this card.</text:p>
            <text:p>During the End Phase: destroy 1 "Rust Counter" on this card, otherwise: destroy this card.</text:p>
          </table:table-cell>
          <table:table-cell table:style-name="ce5" office:value-type="string" calcext:value-type="string">
            <text:p>[M] When this card is destroyed: excavate cards equal to the number of "Rust Counter"s on it + 1; add 1 excavated card to your hand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ydi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4/1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f your destroyed "Raydiant" cards and 1 of your destroyed cards; during your End Phase: add one target to your hand and shuffle the other into the deck.</text:p>
          </table:table-cell>
          <table:table-cell table:style-name="ce5" office:value-type="string" calcext:value-type="string">
            <text:p>[M] Once per turn when your opponent would add a card from their deck to their hand: you can look at the card; you can excavate cards equal to this card's LV; add the card of the same type as the add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5/13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pposing Entity; it cannot attack any other Entity except this card, until your opponent's End Phase.</text:p>
          </table:table-cell>
          <table:table-cell table:style-name="ce5" office:value-type="string" calcext:value-type="string">
            <text:p>[M] Once per turn: you can recover 7 HP to one "Raydiant" Entity of yours, except "Micro Raydiant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f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6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search for 1 "Raydiant" card.</text:p>
          </table:table-cell>
          <table:table-cell table:style-name="ce5" office:value-type="string" calcext:value-type="string">
            <text:p>[M] Once per turn: you can target 1 opposing Entity; effects on that Entity cannot be negated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lt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force your opponent to reveal 1 random card in their hand; destroy the revealed Entity.</text:p>
          </table:table-cell>
          <table:table-cell table:style-name="ce5" office:value-type="string" calcext:value-type="string">
            <text:p>[M] Once per turn: you can destroy all your counters or all your opponent's counter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X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13/5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all Entities matched to Objects; return all opposing Objects to the hand; destroy the targets.</text:p>
          </table:table-cell>
          <table:table-cell table:style-name="ce5" office:value-type="string" calcext:value-type="string">
            <text:p>[M] Once per turn when your opponent uses the effect of a card on your "Raydiant" Entity: you can negate that effect; shuffle that card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amm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16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your "Raydiant" Entities that are preparing attacks; they stop preparing attacks; destroy a number of opposing Entities equal to the number of targets.</text:p>
          </table:table-cell>
          <table:table-cell table:style-name="ce5" office:value-type="string" calcext:value-type="string">
            <text:p>[M] Once per turn: you can excavate cards equal to this card's LV; you can discard 1 card; add 1 excavated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aynbow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r "Raydiant" Entities, except for "Raynbow Radiant", cannot be destroyed by the effects of opposing Entities.</text:p>
            <text:p>Once per turn: this card can use its attack to make all opposing entities stop preparing attacks.</text:p>
          </table:table-cell>
          <table:table-cell table:style-name="ce5" office:value-type="string" calcext:value-type="string">
            <text:p>[M] This card's base ATK and DEF become equal to the highest ATK and DEF of your "Raydiant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aydiant Flux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Effects of the matched Entity that begin with "once per turn" cannot be negate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aydiant Spectrum Fiel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 can Effect Play 1 LV 1 "Raydiant" Entity in this empty Map.</text:p>
            <text:p>When a contained AST Entity is destroyed: you can target it; during the End Phase: discard cards equal to its LV; add it to your hand.</text:p>
          </table:table-cell>
          <table:table-cell table:style-name="ce5" office:value-type="string" calcext:value-type="string">
            <text:p>+ Once per turn: one affected Entity can be given an extra attack.</text:p>
            <text:p>- Affected Entities cannot atta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aydiant Irraydi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Unprepared attacks from your "Raydiant" Entities are treated as being prepare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ohann,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2/8/8/5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This card cannot be Effect Played.</text:p>
            <text:p>When this card is played, you can search for 1 "Grimoire Keeper" card, except "Johann, the Grimoire Keeper".</text:p>
            <text:p>This card is self-exclusive.</text:p>
          </table:table-cell>
          <table:table-cell table:style-name="ce5" office:value-type="string" calcext:value-type="string">
            <text:p>[M] Once per turn when another of your "Grimoire Keeper" entities would be destroyed by an opposing card: you can negate the destruction; destroy the opposing car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loved by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5/3/4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While you control "Johann, the Grimoire Keeper":</text:p>
            <text:p>a) you can Effect Play this card; and</text:p>
            <text:p>b) this card cannot be attacked.</text:p>
            <text:p>During your End Phase: your "Johann, the Grimoire Keeper" recovers 4 HP.</text:p>
          </table:table-cell>
          <table:table-cell table:style-name="ce5" office:value-type="string" calcext:value-type="string">
            <text:p>[M] You can use this card's attack to double the ATK of "Johann, the Grimoire Keeper" until the end of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argained with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6/6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r "Contract of the Grimoire Keeper" cannot be destroyed by opposing card effects.</text:p>
            <text:p>The effects of the matched "Grimoire of Wonders" are negated.</text:p>
          </table:table-cell>
          <table:table-cell table:style-name="ce5" office:value-type="string" calcext:value-type="string">
            <text:p>[M] When this card reduces the HP of an opposing Entity to a number equal to or lower than this card's ATK: destroy it; your opponent cannot activate effects in response to its destruction; this effect cannot b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dvocate for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10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The DEF of your "Johann, the Grimoire Keeper" is increased by this card's DEF.</text:p>
          </table:table-cell>
          <table:table-cell table:style-name="ce5" office:value-type="string" calcext:value-type="string">
            <text:p>[M] Your "Johann, the Grimoire Keeper" cannot be removed from play by opposing card effec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hadow of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/0/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This card cannot be Direct Played.</text:p>
            <text:p>When your "Johann, the Grimoire Keeper" is destroyed while matched to "Grimoire of Wonders": you can Effect Play this card.</text:p>
            <text:p>When this card is destroyed in battle: your opponent does not claim a Prize Token.</text:p>
            <text:p>This card is self-exclusive.</text:p>
          </table:table-cell>
          <table:table-cell table:style-name="ce5" office:value-type="string" calcext:value-type="string">
            <text:p>[M] You can destroy this card; add your destroyed "Johann, the Grimoire Keeper" to your han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rimoire of Wonder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target the matched "Johann, the Grimoire Keeper" and your "Contract of the Grimoire Keeper"; draw 1 card; otherwise: destroy the matched Entity.</text:p>
            <text:p>Once per turn: you can shuffle 1 card from your hand into the deck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ossroads of the Bargai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 for Direct Playing "Grimoire Keeper" entities in this Map is reduced by 1.</text:p>
            <text:p>Once per turn: you can target the contained "Bargained with the Grimoire Keeper"; match 1 "Grimoire of Wonders" from your deck to the contained "Johann, the Grimoire Keeper".</text:p>
          </table:table-cell>
          <table:table-cell table:style-name="ce5" office:value-type="string" calcext:value-type="string">
            <text:p>+ When an affected Entity resolves its effect: it can prepare an attack.</text:p>
            <text:p>- When an affected Entity is affected by an opposing Entity effect: that opposing Entity can prepare an attack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ntract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an effect would remove from play or negate the effects of your "Grimoire of Wonders": negate that effect; add 1 "Bargain Counter" to this card.</text:p>
            <text:p>During the End Phase, while this card has 6 "Bargain Counter"s on it: destroy all your cards; your opponent gains 6 Prize Tokens, otherwise, while your "Johann, the Grimoire Keeper" is at full HP: remove 1 "Bargain Counter" from this card.</text:p>
            <text:p>This card cannot be destroyed by your card effects except "Grimoire Keeper" Event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ire Defens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"Contract of the Grimoire Keeper" would destroy your Entity/ies. Target your "Advocate for the Grimoire Keeper"; your FIG "Grimoire Keeper" Entities cannot be destroyed by your card effect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pentanc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all copies of "Grimoire of Wonders" and "Contract of the Grimoire Keeper" you control, in your hand, and in your deck. Destroy your "Shadow of the Grimoire Keeper"; add your destroyed "Johann, the Grimoire Keeper" to your hand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orld Beast Ashrava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5/ATK 15/DEF 1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discard 1 card; all affected Entities are treated as being matched to an Object of their primary subtype until the End Phase.</text:p>
            <text:p>- The match effects of affected Entities are negated.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V 5 HP 25/25 ATK 15 DEF 1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World Beast Baliroko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15/ATK 20/DEF 15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use an affected Entity's attack to make this card attack.</text:p>
            <text:p>- Once per turn: target one affected Entity; it cannot attack this turn.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V 5 HP 15/15 ATK 20 DEF 1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World Beast Chelydrasi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0/ATK 10/DEF 2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Affected Entities take 3 less damage from attacks.</text:p>
            <text:p>- Affected Entities inflict 3 less damage with their attacks.</text:p>
          </table:table-cell>
          <table:table-cell/>
          <table:table-cell table:style-name="ce9" office:value-type="string" calcext:value-type="string">
            <text:p>LV 5 HP 20/20 ATK 10 DEF 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orld Beast Speaker Kiwit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5/2/4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Effect Play 1 "World Beast Speaker" Entity in the same Map as this card.</text:p>
            <text:p>When this card is destroyed: your opponent must discard 1 random card.</text:p>
          </table:table-cell>
          <table:table-cell table:style-name="ce5" office:value-type="string" calcext:value-type="string">
            <text:p>[M] Once per turn: you can recover 5 HP to your "World Beas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orld Beast Speaker Sorcerpe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7/11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ile in a "World Beast" Map: you can destroy or discard 1 MOB Entity of yours; destroy 1 opposing Object or Event.</text:p>
            <text:p>When this card is destroyed: you can target the card that destroyed it; destroy all copies of that card in its owner's hand and deck.</text:p>
          </table:table-cell>
          <table:table-cell table:style-name="ce5" office:value-type="string" calcext:value-type="string">
            <text:p>[M] Once per turn when your MOB Entity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orld Beast Speaker Prawnatur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5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add 1 destroyed MOB Entity of yours with a LV equal to or less than this card to your hand.</text:p>
            <text:p>When this card is destroyed: you can shuffle 1 destroyed MOB Entity into the deck.</text:p>
          </table:table-cell>
          <table:table-cell table:style-name="ce5" office:value-type="string" calcext:value-type="string">
            <text:p>[M] Once per turn when an opposing Entity would use its effect: you can negate the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orld Beast Speaker Reins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11/4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search for 1 "World Beast Speaker" Entity.</text:p>
            <text:p>When this card is destroyed: excavate 5 cards; add 1 excavated Event to your hand.</text:p>
          </table:table-cell>
          <table:table-cell table:style-name="ce5" office:value-type="string" calcext:value-type="string">
            <text:p>[M] Once per turn when your "World Beast" Entity would be destroyed by an opposing card; you can negate the destruction; you can return that card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orld Beast Ritual Dagg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's effects that destroy cards or result from destruction cannot be negated.</text:p>
            <text:p>The attacks of the matched "World Beast Speaker" Entity inflict 1 more damag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orld Beast Prestiveget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Activate only if you control a "World Beast Speaker" entity.</text:p>
            <text:p>The secondary subtype of your non-MOB Entities becomes MOB and they gain advantage in "World Beast" Maps.</text:p>
            <text:p>During your Effect Phase: target your "World Beast Speaker" entity; otherwise,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choes of the World Be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arget 1 destroyed LV 5 "World Beast" Entity of yours and 1 of your "World Beast Speaker" Entities; the "World Beast Speaker" Entity is treated as having the stats of the destroy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eastie Burr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your "Beastie" Entity is destroyed: you can Effect Play it in this empty Map.</text:p>
          </table:table-cell>
          <table:table-cell table:style-name="ce5" office:value-type="string" calcext:value-type="string">
            <text:p>+ Once per turn when an affected Entity is attacked but not destroyed: it can attack the attacking Entity.</text:p>
            <text:p>- When an affected Entity is attacked: it stops preparing attacks; it cannot attack during your next Battle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ESSENGER-Frame Multitoo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Effect Play 1 "MESSENGER-Frame Unit" Entity from your hand or Voi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lime Sou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 use its attack to inflict 5 damage to 1 Entity.</text:p>
          </table:table-cell>
          <table:table-cell table:style-name="ce5" office:value-type="string" calcext:value-type="string">
            <text:p>[M] When this card is destroyed in battle: destroy the attack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Wishapon Nebu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7/7/12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your "Wishapon" Entity is destroyed: you can Effect Play this card.</text:p>
            <text:p>You can shuffle this card and 1 of your other cards into the deck; draw 1 card.</text:p>
          </table:table-cell>
          <table:table-cell table:style-name="ce5" office:value-type="string" calcext:value-type="string">
            <text:p>[M] You can destroy the matched Object; Effect Play 1 LV 1 "Wishapon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experiment Post-Morte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up to 6 of your destroyed "Hexperiment" Entities; destroy an equal number of cards from the top of your deck; add 1 "Hexperiment" card you destroyed with this effect to your hand; Effect Play 1 of the targets and shuffle the rest into the deck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rickster Gargr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7/11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it prepares an attack.</text:p>
            <text:p>While preparing an attack:</text:p>
            <text:p>a) this card cannot be attacked; and</text:p>
            <text:p>b) while it is your only Entity: opposing Entities can attack directly.</text:p>
          </table:table-cell>
          <table:table-cell table:style-name="ce5" office:value-type="string" calcext:value-type="string">
            <text:p>[M] During the Effect Phase: target 1 other Entity; this card gains its match effect until the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yre-Idol Prima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5/7</text:p>
          </table:table-cell>
          <table:table-cell table:style-name="ce4" office:value-type="string" calcext:value-type="string">
            <text:p>+IND, -BTF</text:p>
          </table:table-cell>
          <table:table-cell table:style-name="ce5" office:value-type="string" calcext:value-type="string">
            <text:p>When you destroy a card: you can add 1 "Pyre Counter" to this card.</text:p>
            <text:p>During your End Phase: shuffle cards from the top of your Void into your deck equal to the number of "Pyre Counter"s on this card; excavate an equal number of cards; add 1 excavated Event to your hand; destroy all your "Pyre Counter"s.</text:p>
          </table:table-cell>
          <table:table-cell table:style-name="ce5" office:value-type="string" calcext:value-type="string">
            <text:p>[M] This card cannot be destroyed by opposing Events.</text:p>
            <text:p>When this card's main effect resolves: you can play the added Eve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Bluster Rap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12/10/10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This card can use its prepared attack to return all opposing Entities to the hand.</text:p>
          </table:table-cell>
          <table:table-cell table:style-name="ce5" office:value-type="string" calcext:value-type="string">
            <text:p>[M] You can return your Entity to the hand; this card prepares an attack.</text:p>
            <text:p>When this card is returned to the hand: you can return the matched Object to the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cious Rutalass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4/11/17/9</text:p>
          </table:table-cell>
          <table:table-cell table:style-name="ce4" office:value-type="string" calcext:value-type="string">
            <text:p>+LAI, -STL</text:p>
          </table:table-cell>
          <table:table-cell table:style-name="ce5" office:value-type="string" calcext:value-type="string">
            <text:p>Once per turn when an opposing Entity takes damage, except by battle with this card: this card can make an unprepared attack against it.</text:p>
          </table:table-cell>
          <table:table-cell table:style-name="ce5" office:value-type="string" calcext:value-type="string">
            <text:p>[M] Once per turn when an opposing Entity attacks this card: this card can make an unprepared attack against i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Inel, Warden of the Wildernes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5/12/12/12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"Inel's Blessing".</text:p>
            <text:p>Your MOB Entities cannot be destroyed by opposing effects.</text:p>
            <text:p>Once per turn when your MOB Entity (except "Inel, Warden of the Wilderness") would be attacked: you can change the target to this card.</text:p>
          </table:table-cell>
          <table:table-cell table:style-name="ce5" office:value-type="string" calcext:value-type="string">
            <text:p>[M] When you use this card's main effect to redirect an attack: this card's ATK is doubled until your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so Lighthous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While this Map contains only a single unmatched Entity: it is considered as being matched to an Object of its primary subtype.</text:p>
          </table:table-cell>
          <table:table-cell table:style-name="ce5" office:value-type="string" calcext:value-type="string">
            <text:p>+ Affected Entities cannot be prevented from targeting opposing non-Entity cards with their effects.</text:p>
            <text:p>- Affected Entities cannot target opposing non-Entity cards with their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Reclaimed Rui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negate attacks on contained Entities a number of times per turn equal to the number of destroyed non-WLD Maps.</text:p>
          </table:table-cell>
          <table:table-cell table:style-name="ce5" office:value-type="string" calcext:value-type="string">
            <text:p>+ If an affected Entity is attacked while preparing an attack: they can make an unprepared attack against their attacker.</text:p>
            <text:p>- If an affected Entity is attacked while preparing an attack: they stop preparing their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oxtraction Plan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MOB Entities cannot have disadvantage in this Map.</text:p>
            <text:p>Once per turn: you can target 1 contained Entity being affected by an opposing effect(s); negate all opposing effects affecting it until the End Phase.</text:p>
          </table:table-cell>
          <table:table-cell table:style-name="ce5" office:value-type="string" calcext:value-type="string">
            <text:p>+ Affected Entities cannot take damage from opposing effects.</text:p>
            <text:p>- When an affected Entity takes effect damage: they take 3 extra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Scar Cany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Entity takes battle damage: you can declare 1 card name; excavate cards equal to the amount of damage taken; add the excavated card with that name to your hand; then, or otherwise: shuffle your deck.</text:p>
          </table:table-cell>
          <table:table-cell table:style-name="ce5" office:value-type="string" calcext:value-type="string">
            <text:p>+ Affected Entities have their ATK increased by the difference between their current and maximum HP.</text:p>
            <text:p>- Affected Entities have their DEF decreased by the difference between their current and maximum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mageddon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destroy 1-5 contained cards and/or cards in your hand; destroy opposing cards equal to the number of cards destroyed; you cannot activate cards in response to either destruction; this effect cannot be negated.</text:p>
          </table:table-cell>
          <table:table-cell table:style-name="ce5" office:value-type="string" calcext:value-type="string">
            <text:p>+ When an affected Entity destroys an opposing Entity: your opponent discards 1 random card.</text:p>
            <text:p>- When an affected Entity is destroyed by an opposing Entity: discard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enesis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Once per turn: you can shuffle into the deck 1-5 contained cards and/or cards in your hand; Effect Play 1 Entity in this Map with a LV equal to the number of cards discarded, ignoring its play conditions; this effect cannot be negated.</text:p>
          </table:table-cell>
          <table:table-cell table:style-name="ce5" office:value-type="string" calcext:value-type="string">
            <text:p>+ When an affected Entity adds a card to your hand: you can shuffle it into the deck; draw 1 card</text:p>
            <text:p> - When an affected Entity is removed from play: your opponent can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rimordial Puls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the End Phase: The LV of all Entities becomes 0; the effects of all Entities are negat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Break in Case of Emergenc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opponent's card destroys your card(s): you can destroy this card; destroy that card of your opponent's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Fight or Flight or Freez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declaring an attack on your Entity. Choose one of the following effects:</text:p>
            <text:p>a) your entity attacks that opposing Entity;</text:p>
            <text:p>b) return your Entity to the hand; or</text:p>
            <text:p>c) negate the attack; your Entity cannot attack during your next Battle Phas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Mad Therianthrope Mrni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FIG</text:p>
          </table:table-cell>
          <table:table-cell table:style-name="ce4" office:value-type="string" calcext:value-type="string">
            <text:p>3/9/15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prepare attacks unless it is matched to a FIG Object.</text:p>
            <text:p>This card gains 2 extra attacks each turn.</text:p>
            <text:p>When this card inflicts battle damage to an opposing Entity: that Entity's DEF is reduced by half until the End Phase.</text:p>
          </table:table-cell>
          <table:table-cell table:style-name="ce5" office:value-type="string" calcext:value-type="string">
            <text:p>[M] When this card inflicts battle damage while matched to a MOB Object: it heals for the damage it inflicted.</text:p>
            <text:p>While this card is matched to a FIG Object: it has advantage in STL Maps.</text:p>
          </table:table-cell>
          <table:table-cell table:number-columns-repeated="1015"/>
        </table:table-row>
        <table:table-row table:style-name="ro2" table:number-rows-repeated="1048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5:51:03.9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15:12:46.104000000</meta:creation-date>
    <dc:date>2022-02-13T15:56:34.013000000</dc:date>
    <meta:editing-duration>PT17H18M46S</meta:editing-duration>
    <meta:editing-cycles>16</meta:editing-cycles>
    <meta:generator>LibreOffice/7.2.0.4$Windows_X86_64 LibreOffice_project/9a9c6381e3f7a62afc1329bd359cc48accb6435b</meta:generator>
    <meta:document-statistic meta:table-count="1" meta:cell-count="2274" meta:object-count="0"/>
  </office:meta>
</office:document-meta>
</file>